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00%"/>
      <style:text-properties officeooo:rsid="000eb94d" officeooo:paragraph-rsid="000eb94d"/>
    </style:style>
    <style:style style:name="P2" style:family="paragraph" style:parent-style-name="Preformatted_20_Text">
      <style:paragraph-properties fo:line-height="100%"/>
      <style:text-properties officeooo:rsid="000eb94d" officeooo:paragraph-rsid="0019747e"/>
    </style:style>
    <style:style style:name="P3" style:family="paragraph" style:parent-style-name="Preformatted_20_Text">
      <style:paragraph-properties fo:line-height="100%"/>
      <style:text-properties officeooo:rsid="0019747e" officeooo:paragraph-rsid="000eb94d"/>
    </style:style>
    <style:style style:name="P4" style:family="paragraph" style:parent-style-name="Preformatted_20_Text">
      <style:paragraph-properties fo:line-height="100%"/>
      <style:text-properties officeooo:rsid="0019747e" officeooo:paragraph-rsid="0019747e"/>
    </style:style>
    <style:style style:name="P5" style:family="paragraph" style:parent-style-name="Preformatted_20_Text">
      <style:paragraph-properties fo:line-height="100%"/>
      <style:text-properties officeooo:rsid="001ca242" officeooo:paragraph-rsid="001ca242"/>
    </style:style>
    <style:style style:name="P6" style:family="paragraph" style:parent-style-name="Preformatted_20_Text">
      <style:paragraph-properties fo:line-height="100%"/>
      <style:text-properties officeooo:rsid="001e3204" officeooo:paragraph-rsid="001e3204"/>
    </style:style>
    <style:style style:name="P7" style:family="paragraph" style:parent-style-name="Preformatted_20_Text">
      <style:paragraph-properties fo:line-height="100%"/>
      <style:text-properties officeooo:rsid="001e3204" officeooo:paragraph-rsid="001e7d4b"/>
    </style:style>
    <style:style style:name="P8" style:family="paragraph" style:parent-style-name="Preformatted_20_Text">
      <style:paragraph-properties fo:line-height="100%" fo:padding-left="0in" fo:padding-right="0in" fo:padding-top="0in" fo:padding-bottom="0.0291in" fo:border-left="none" fo:border-right="none" fo:border-top="none" fo:border-bottom="0.06pt solid #000000" style:join-border="false"/>
      <style:text-properties officeooo:rsid="000eb94d" officeooo:paragraph-rsid="000eb94d"/>
    </style:style>
    <style:style style:name="T1" style:family="text">
      <style:text-properties officeooo:rsid="000f2d8c"/>
    </style:style>
    <style:style style:name="T2" style:family="text">
      <style:text-properties officeooo:rsid="00109161"/>
    </style:style>
    <style:style style:name="T3" style:family="text">
      <style:text-properties officeooo:rsid="00138677"/>
    </style:style>
    <style:style style:name="T4" style:family="text">
      <style:text-properties officeooo:rsid="0014a52a"/>
    </style:style>
    <style:style style:name="T5" style:family="text">
      <style:text-properties officeooo:rsid="0014eee1"/>
    </style:style>
    <style:style style:name="T6" style:family="text">
      <style:text-properties officeooo:rsid="001530f4"/>
    </style:style>
    <style:style style:name="T7" style:family="text">
      <style:text-properties officeooo:rsid="0016b52f"/>
    </style:style>
    <style:style style:name="T8" style:family="text">
      <style:text-properties officeooo:rsid="0019bc0e"/>
    </style:style>
    <style:style style:name="T9" style:family="text">
      <style:text-properties officeooo:rsid="001d9efe"/>
    </style:style>
    <style:style style:name="T10" style:family="text">
      <style:text-properties officeooo:rsid="001e4578"/>
    </style:style>
    <style:style style:name="T11" style:family="text">
      <style:text-properties officeooo:rsid="001e7d4b"/>
    </style:style>
    <style:style style:name="T12" style:family="text">
      <style:text-properties officeooo:rsid="001f12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0">B: </text:span>2022-12-02 <text:span text:style-name="T10">6</text:span>:18am</text:p>
      <text:p text:style-name="P1"/>
      <text:p text:style-name="P1">Remote Programming Job Skills</text:p>
      <text:p text:style-name="P1"/>
      <text:p text:style-name="P1">- JavaScript</text:p>
      <text:p text:style-name="P1">- Ruby on Rails</text:p>
      <text:p text:style-name="P1">- jQuery</text:p>
      <text:p text:style-name="P1">- SQL</text:p>
      <text:p text:style-name="P1">- “WebAPI”</text:p>
      <text:p text:style-name="P1">- <text:span text:style-name="T1">PHP</text:span></text:p>
      <text:p text:style-name="P1">- <text:span text:style-name="T1">ReactJS</text:span></text:p>
      <text:p text:style-name="P1">- <text:span text:style-name="T1">Angular</text:span></text:p>
      <text:p text:style-name="P1">- <text:span text:style-name="T1">ReactNative</text:span></text:p>
      <text:p text:style-name="P1">- <text:span text:style-name="T12">XML</text:span></text:p>
      <text:p text:style-name="P1">- <text:span text:style-name="T12">Typescript</text:span></text:p>
      <text:p text:style-name="P1">- <text:span text:style-name="T1">batch files</text:span></text:p>
      <text:p text:style-name="P1">- “<text:span text:style-name="T1">scripting”</text:span></text:p>
      <text:p text:style-name="P1">- <text:span text:style-name="T3">Oracle</text:span></text:p>
      <text:p text:style-name="P1">- .<text:span text:style-name="T3">Net</text:span></text:p>
      <text:p text:style-name="P1">- <text:span text:style-name="T3">C#</text:span></text:p>
      <text:p text:style-name="P1">- <text:span text:style-name="T4">Kotlin</text:span></text:p>
      <text:p text:style-name="P1">- <text:span text:style-name="T5">Model-view-controller (MVC)</text:span></text:p>
      <text:p text:style-name="P1">- <text:span text:style-name="T5">Model-view-viewmodel</text:span></text:p>
      <text:p text:style-name="P1">- <text:span text:style-name="T6">Python</text:span></text:p>
      <text:p text:style-name="P1">- <text:span text:style-name="T6">Android SDK and different screen sizes</text:span></text:p>
      <text:p text:style-name="P1"/>
      <text:p text:style-name="P1"/>
      <text:p text:style-name="P1"/>
      <text:p text:style-name="P1"/>
      <text:p text:style-name="P1">Personal Interests</text:p>
      <text:p text:style-name="P1"/>
      <text:p text:style-name="P1">- Common Lisp</text:p>
      <text:p text:style-name="P1">- Scheme</text:p>
      <text:p text:style-name="P1">- <text:span text:style-name="T2">MusicaAxiomatica Parser</text:span></text:p>
      <text:p text:style-name="P1">- <text:span text:style-name="T7">MusicaAxiomatica Graphics</text:span></text:p>
      <text:p text:style-name="P1">- <text:span text:style-name="T7">MusicaAxiomatica Engine</text:span></text:p>
      <text:p text:style-name="P3"/>
      <text:p text:style-name="P3"/>
      <text:p text:style-name="P4">Basic Education</text:p>
      <text:p text:style-name="P4"/>
      <text:p text:style-name="P4">- Knuth - Art of Computer Programming</text:p>
      <text:p text:style-name="P4">- K&amp;R - C Programming</text:p>
      <text:p text:style-name="P4">- Wittgenstein - Tractatus Logico-Philosophicus</text:p>
      <text:p text:style-name="P4"/>
      <text:p text:style-name="P4">- <text:span text:style-name="T8">Using the above study subjects, I should create programming <text:line-break/> <text:s/>examples that I find interesting. Just for fun.</text:span></text:p>
      <text:p text:style-name="P1"/>
      <text:p text:style-name="P8"/>
      <text:p text:style-name="P2"/>
      <text:p text:style-name="P2"/>
      <text:p text:style-name="P5">This should be plenty <text:span text:style-name="T9">of </text:span>study material to focus on b<text:span text:style-name="T9">etween now <text:line-break/>and when I get a new job.</text:span></text:p>
      <text:p text:style-name="P5"/>
      <text:p text:style-name="P7"><text:span text:style-name="T11">E: </text:span>2022-12-02 <text:span text:style-name="T10">6</text:span>:18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03T09:42:38.793928610</dc:date>
    <meta:editing-duration>P1DT3H46M42S</meta:editing-duration>
    <meta:editing-cycles>17</meta:editing-cycles>
    <meta:generator>LibreOffice/6.1.5.2$Linux_ARM_EABI LibreOffice_project/10$Build-2</meta:generator>
    <meta:document-statistic meta:table-count="0" meta:image-count="0" meta:object-count="0" meta:page-count="1" meta:paragraph-count="36" meta:word-count="133" meta:character-count="761" meta:non-whitespace-character-count="660"/>
  </office:meta>
</office:document-meta>
</file>